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rfc-language-tag="es-419" fo:language="es" officeooo:rsid="0020e7a5" officeooo:paragraph-rsid="00223eb6"/>
    </style:style>
    <style:style style:name="P2" style:family="paragraph" style:parent-style-name="Standard">
      <style:paragraph-properties fo:text-align="start" style:justify-single-word="false"/>
      <style:text-properties style:rfc-language-tag="es-419" fo:language="es" officeooo:rsid="00223eb6" officeooo:paragraph-rsid="00223eb6"/>
    </style:style>
    <style:style style:name="T1" style:family="text">
      <style:text-properties officeooo:rsid="00223eb6"/>
    </style:style>
    <style:style style:name="T2" style:family="text">
      <style:text-properties officeooo:rsid="002310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ra usar la aplicación, después de haber ejecutador como administrador el archivo “primera vez”, lo siguiente será abrir la aplicación, para esto, en la carpeta principal hay un archivo llamado “ejecutar”, con ejecutarlo podrás hacer uso de la app, primero se verá una pantalla de inicio, para usar el sistema del restaurante debes hacer click en competencia 1 → restaurante, esto abrirá una pantalla de login con la que deberás ingresar con un usuario previamente creado, si aún no has creado usuarios, por defecto el primer usuario será admin y la contraseña será “123”, al entrar te permitirá seleccionar varias opciones, entre ellas el poder agregar empleados haciendo click en tablas → empleados → agregar. La opción de reportes te ofrecerá una sección de varios estilos de reportes con distinta información que te ayudará a tener más información de tu negocio, como cuáles productos son los que más se venden.</text:span></text:p>
      <text:p text:style-name="P1"/>
      <text:p text:style-name="P2">Para usar el sistema del restaurante es muy simple, simplemente debes de acceder al restaurante con otro usuario que no sea el administrador (1) y te expadirá la ventana con el sistema de cobro del restaurante, <text:span text:style-name="T2">donde solo debes seleccionar la mesa a la que llevarás la comida, los productos el cliente, el número de cliente y el método de pago, al pulsar el botón terminar, abrirá el ticket en 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2T12:54:23.709000000</meta:creation-date>
    <dc:date>2025-06-02T13:54:22.150000000</dc:date>
    <meta:editing-duration>PT12M43S</meta:editing-duration>
    <meta:editing-cycles>4</meta:editing-cycles>
    <meta:generator>LibreOffice/24.2.2.2$Windows_X86_64 LibreOffice_project/d56cc158d8a96260b836f100ef4b4ef25d6f1a01</meta:generator>
    <meta:document-statistic meta:table-count="0" meta:image-count="0" meta:object-count="0" meta:page-count="1" meta:paragraph-count="2" meta:word-count="221" meta:character-count="1314" meta:non-whitespace-character-count="1095"/>
  </office:meta>
</office:document-meta>
</file>